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margin-left="0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Arial" fo:font-size="9pt" fo:font-weight="bold" style:font-size-asian="9pt" style:font-weight-asian="bold" style:font-name-complex="Liberation Sans" style:font-size-complex="9pt" style:font-weight-complex="bold"/>
    </style:style>
    <style:style style:name="P4" style:family="paragraph" style:parent-style-name="Standard">
      <style:paragraph-properties fo:margin-left="0.009cm" fo:margin-right="0.009cm" fo:text-align="start" style:justify-single-word="false" fo:keep-together="always" fo:text-indent="0cm" style:auto-text-indent="false" fo:keep-with-next="always" style:snap-to-layout-grid="false"/>
      <style:text-properties fo:font-variant="normal" fo:text-transform="none" style:font-name="Arial" fo:font-size="9pt" fo:font-weight="bold" style:font-size-asian="9pt" style:font-weight-asian="bold" style:font-name-complex="Liberation Sans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d'inspection</text:p>
      <text:p text:style-name="P2"/>
      <text:p text:style-name="P2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p text:style-name="P6">Références réglementaires</text:p>
          </table:table-cell>
          <table:table-cell table:style-name="Tableau.B1" office:value-type="string">
            <text:p text:style-name="P3">Éléments / justifications apportés par l’exploitant</text:p>
          </table:table-cell>
          <table:table-cell table:style-name="Tableau.C1" office:value-type="string">
            <text:p text:style-name="P4">Constats de l’Inspection</text:p>
          </table:table-cell>
        </table:table-row>
        <table:table-row>
          <table:table-cell table:style-name="Tableau.A2" office:value-type="string">
            <text:p text:style-name="P7">[REF]</text:p>
            <text:p text:style-name="P8">[PRESCRIPTION]</text:p>
          </table:table-cell>
          <table:table-cell table:style-name="Tableau.A2" office:value-type="string">
            <text:p text:style-name="P5"/>
          </table:table-cell>
          <table:table-cell table:style-name="Tableau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Durand</meta:initial-creator>
    <meta:creation-date>2020-11-06T17:02:01</meta:creation-date>
    <dc:date>2020-12-09T11:20:37</dc:date>
    <dc:creator>Lisa Durand</dc:creator>
    <meta:editing-duration>PT6H2M53S</meta:editing-duration>
    <meta:editing-cycles>13</meta:editing-cycles>
    <meta:generator>OpenOffice/4.1.5$Unix OpenOffice.org_project/415m1$Build-9789</meta:generator>
    <meta:document-statistic meta:table-count="1" meta:image-count="0" meta:object-count="0" meta:page-count="1" meta:paragraph-count="6" meta:word-count="15" meta:character-count="137"/>
  </office:meta>
</office:document-meta>
</file>